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Segoe UI Emoji" style:font-name-complex="Segoe UI Emoji"/>
    </style:style>
    <style:style style:name="T3" style:parent-style-name="Car.predefinitoparagrafo" style:family="text">
      <style:text-properties style:font-name="Cambria Math" style:font-name-complex="Cambria Math"/>
    </style:style>
  </office:automatic-styles>
  <office:body>
    <office:text text:use-soft-page-breaks="true">
      <text:p text:style-name="P1">&lt;!DOCTYPE html&gt;</text:p>
      <text:p text:style-name="Normale">&lt;html lang="it"&gt;</text:p>
      <text:p text:style-name="Normale">&lt;head&gt;</text:p>
      <text:p text:style-name="Normale"><text:s text:c="2"/>&lt;meta charset="UTF-8"&gt;</text:p>
      <text:p text:style-name="Normale"><text:s text:c="2"/>&lt;meta name="viewport" content="width=device-width, initial-scale=1.0, viewport-fit=cover"&gt;</text:p>
      <text:p text:style-name="Normale"><text:s text:c="2"/>&lt;meta name="apple-mobile-web-app-capable" content="yes"&gt;</text:p>
      <text:p text:style-name="Normale"><text:s text:c="2"/>&lt;meta name="apple-mobile-web-app-status-bar-style" content="default"&gt;</text:p>
      <text:p text:style-name="Normale"><text:s text:c="2"/>&lt;title&gt;MathAR — Matematica in Realtà Aumentata&lt;/title&gt;</text:p>
      <text:p text:style-name="Normale"><text:s text:c="2"/>&lt;link rel="preconnect" href="https://fonts.googleapis.com"&gt;</text:p>
      <text:p text:style-name="Normale"><text:s text:c="2"/>&lt;link rel="preconnect" href="https://fonts.gstatic.com" crossorigin&gt;</text:p>
      <text:p text:style-name="Normale"><text:s text:c="2"/>&lt;link href="https://fonts.googleapis.com/css2?family=Inter:wght@300;400;500;600;700&amp;display=swap" rel="stylesheet"&gt;</text:p>
      <text:p text:style-name="Normale"><text:s text:c="2"/>&lt;style&gt;</text:p>
      <text:p text:style-name="Normale"><text:s text:c="4"/>*, *::before, *::after {</text:p>
      <text:p text:style-name="Normale"><text:s text:c="6"/>box-sizing: border-box;</text:p>
      <text:p text:style-name="Normale"><text:s text:c="6"/>margin: 0;</text:p>
      <text:p text:style-name="Normale"><text:s text:c="6"/>padding: 0;</text:p>
      <text:p text:style-name="Normale"><text:s text:c="6"/>-webkit-tap-highlight-color: transparent;</text:p>
      <text:p text:style-name="Normale"><text:s text:c="6"/>-webkit-touch-callout: none;</text:p>
      <text:p text:style-name="Normale"><text:s text:c="4"/>}</text:p>
      <text:p text:style-name="Normale"/>
      <text:p text:style-name="Normale"><text:s text:c="4"/>@keyframes fade-up {</text:p>
      <text:p text:style-name="Normale"><text:s text:c="6"/>from { opacity: 0; transform: translateY(12px); }</text:p>
      <text:p text:style-name="Normale"><text:s text:c="6"/>to <text:s text:c="2"/>{ opacity: 1; transform: translateY(0); }</text:p>
      <text:p text:style-name="Normale"><text:s text:c="4"/>}</text:p>
      <text:p text:style-name="Normale"/>
      <text:p text:style-name="Normale"><text:s text:c="4"/>body {</text:p>
      <text:p text:style-name="Normale"><text:s text:c="6"/>font-family: 'Inter', -apple-system, BlinkMacSystemFont, sans-serif;</text:p>
      <text:p text:style-name="Normale"><text:s text:c="6"/>background: #F8FAFC;</text:p>
      <text:p text:style-name="Normale"><text:s text:c="6"/>min-height: 100dvh;</text:p>
      <text:p text:style-name="Normale"><text:s text:c="6"/>display: flex;</text:p>
      <text:p text:style-name="Normale"><text:s text:c="6"/>flex-direction: column;</text:p>
      <text:soft-page-break/>
      <text:p text:style-name="Normale"><text:s text:c="6"/>align-items: center;</text:p>
      <text:p text:style-name="Normale"><text:s text:c="6"/>justify-content: center;</text:p>
      <text:p text:style-name="Normale"><text:s text:c="6"/>padding: 2rem 1.5rem;</text:p>
      <text:p text:style-name="Normale"><text:s text:c="6"/>overflow-x: hidden;</text:p>
      <text:p text:style-name="Normale"><text:s text:c="4"/>}</text:p>
      <text:p text:style-name="Normale"/>
      <text:p text:style-name="Normale"><text:s text:c="4"/>.logo {</text:p>
      <text:p text:style-name="Normale"><text:s text:c="6"/>font-size: 0.78rem;</text:p>
      <text:p text:style-name="Normale"><text:s text:c="6"/>font-weight: 700;</text:p>
      <text:p text:style-name="Normale"><text:s text:c="6"/>letter-spacing: 0.2em;</text:p>
      <text:p text:style-name="Normale"><text:s text:c="6"/>text-transform: uppercase;</text:p>
      <text:p text:style-name="Normale"><text:s text:c="6"/>color: #4A9EFF;</text:p>
      <text:p text:style-name="Normale"><text:s text:c="6"/>margin-bottom: 0.75rem;</text:p>
      <text:p text:style-name="Normale"><text:s text:c="6"/>animation: fade-up 0.5s ease both;</text:p>
      <text:p text:style-name="Normale"><text:s text:c="4"/>}</text:p>
      <text:p text:style-name="Normale"/>
      <text:p text:style-name="Normale"><text:s text:c="4"/>h1 {</text:p>
      <text:p text:style-name="Normale"><text:s text:c="6"/>font-size: clamp(1.6rem, 5vw, 2.2rem);</text:p>
      <text:p text:style-name="Normale"><text:s text:c="6"/>font-weight: 700;</text:p>
      <text:p text:style-name="Normale"><text:s text:c="6"/>color: #0B1F4B;</text:p>
      <text:p text:style-name="Normale"><text:s text:c="6"/>text-align: center;</text:p>
      <text:p text:style-name="Normale"><text:s text:c="6"/>line-height: 1.2;</text:p>
      <text:p text:style-name="Normale"><text:s text:c="6"/>letter-spacing: -0.03em;</text:p>
      <text:p text:style-name="Normale"><text:s text:c="6"/>max-width: 500px;</text:p>
      <text:p text:style-name="Normale"><text:s text:c="6"/>margin-bottom: 0.6rem;</text:p>
      <text:p text:style-name="Normale"><text:s text:c="6"/>animation: fade-up 0.5s 0.1s ease both;</text:p>
      <text:p text:style-name="Normale"><text:s text:c="4"/>}</text:p>
      <text:p text:style-name="Normale"/>
      <text:p text:style-name="Normale"><text:s text:c="4"/>.subtitle {</text:p>
      <text:p text:style-name="Normale"><text:s text:c="6"/>font-size: 0.88rem;</text:p>
      <text:p text:style-name="Normale"><text:s text:c="6"/>color: #64748B;</text:p>
      <text:p text:style-name="Normale"><text:s text:c="6"/>text-align: center;</text:p>
      <text:soft-page-break/>
      <text:p text:style-name="Normale"><text:s text:c="6"/>max-width: 400px;</text:p>
      <text:p text:style-name="Normale"><text:s text:c="6"/>line-height: 1.6;</text:p>
      <text:p text:style-name="Normale"><text:s text:c="6"/>margin-bottom: 2.5rem;</text:p>
      <text:p text:style-name="Normale"><text:s text:c="6"/>animation: fade-up 0.5s 0.18s ease both;</text:p>
      <text:p text:style-name="Normale"><text:s text:c="4"/>}</text:p>
      <text:p text:style-name="Normale"/>
      <text:p text:style-name="Normale"><text:s text:c="4"/>.cards-grid {</text:p>
      <text:p text:style-name="Normale"><text:s text:c="6"/>display: grid;</text:p>
      <text:p text:style-name="Normale"><text:s text:c="6"/>grid-template-columns: repeat(auto-fit, minmax(280px, 1fr));</text:p>
      <text:p text:style-name="Normale"><text:s text:c="6"/>gap: 1.25rem;</text:p>
      <text:p text:style-name="Normale"><text:s text:c="6"/>width: 100%;</text:p>
      <text:p text:style-name="Normale"><text:s text:c="6"/>max-width: 640px;</text:p>
      <text:p text:style-name="Normale"><text:s text:c="6"/>animation: fade-up 0.5s 0.26s ease both;</text:p>
      <text:p text:style-name="Normale"><text:s text:c="4"/>}</text:p>
      <text:p text:style-name="Normale"/>
      <text:p text:style-name="Normale"><text:s text:c="4"/>.card {</text:p>
      <text:p text:style-name="Normale"><text:s text:c="6"/>display: block;</text:p>
      <text:p text:style-name="Normale"><text:s text:c="6"/>text-decoration: none;</text:p>
      <text:p text:style-name="Normale"><text:s text:c="6"/>background: #FFFFFF;</text:p>
      <text:p text:style-name="Normale"><text:s text:c="6"/>border: 1px solid #E2E8F0;</text:p>
      <text:p text:style-name="Normale"><text:s text:c="6"/>border-radius: 18px;</text:p>
      <text:p text:style-name="Normale"><text:s text:c="6"/>padding: 1.75rem 1.5rem;</text:p>
      <text:p text:style-name="Normale"><text:s text:c="6"/>transition: transform 0.22s ease, box-shadow 0.22s ease;</text:p>
      <text:p text:style-name="Normale"><text:s text:c="6"/>position: relative;</text:p>
      <text:p text:style-name="Normale"><text:s text:c="6"/>overflow: hidden;</text:p>
      <text:p text:style-name="Normale"><text:s text:c="4"/>}</text:p>
      <text:p text:style-name="Normale"><text:s text:c="4"/>.card::before {</text:p>
      <text:p text:style-name="Normale"><text:s text:c="6"/>content: '';</text:p>
      <text:p text:style-name="Normale"><text:s text:c="6"/>position: absolute;</text:p>
      <text:p text:style-name="Normale"><text:s text:c="6"/>top: 0; left: 0; right: 0;</text:p>
      <text:p text:style-name="Normale"><text:s text:c="6"/>height: 3px;</text:p>
      <text:p text:style-name="Normale"><text:s text:c="6"/>border-radius: 18px 18px 0 0;</text:p>
      <text:soft-page-break/>
      <text:p text:style-name="Normale"><text:s text:c="4"/>}</text:p>
      <text:p text:style-name="Normale"><text:s text:c="4"/>.card--blue::before <text:s text:c="2"/>{ background: #4A9EFF; }</text:p>
      <text:p text:style-name="Normale"><text:s text:c="4"/>.card--orange::before { background: #FF9F40; }</text:p>
      <text:p text:style-name="Normale"/>
      <text:p text:style-name="Normale"><text:s text:c="4"/>.card:hover {</text:p>
      <text:p text:style-name="Normale"><text:s text:c="6"/>transform: translateY(-5px);</text:p>
      <text:p text:style-name="Normale"><text:s text:c="6"/>box-shadow: 0 20px 40px rgba(11, 31, 75, 0.10);</text:p>
      <text:p text:style-name="Normale"><text:s text:c="4"/>}</text:p>
      <text:p text:style-name="Normale"><text:s text:c="4"/>.card:active { transform: translateY(-2px); }</text:p>
      <text:p text:style-name="Normale"/>
      <text:p text:style-name="Normale"><text:s text:c="4"/>.card-icon {</text:p>
      <text:p text:style-name="Normale"><text:s text:c="6"/>font-size: 2rem;</text:p>
      <text:p text:style-name="Normale"><text:s text:c="6"/>margin-bottom: 0.75rem;</text:p>
      <text:p text:style-name="Normale"><text:s text:c="6"/>display: block;</text:p>
      <text:p text:style-name="Normale"><text:s text:c="4"/>}</text:p>
      <text:p text:style-name="Normale"/>
      <text:p text:style-name="Normale"><text:s text:c="4"/>.card-tag {</text:p>
      <text:p text:style-name="Normale"><text:s text:c="6"/>font-size: 0.6rem;</text:p>
      <text:p text:style-name="Normale"><text:s text:c="6"/>font-weight: 700;</text:p>
      <text:p text:style-name="Normale"><text:s text:c="6"/>letter-spacing: 0.14em;</text:p>
      <text:p text:style-name="Normale"><text:s text:c="6"/>text-transform: uppercase;</text:p>
      <text:p text:style-name="Normale"><text:s text:c="6"/>margin-bottom: 0.5rem;</text:p>
      <text:p text:style-name="Normale"><text:s text:c="4"/>}</text:p>
      <text:p text:style-name="Normale"><text:s text:c="4"/>.card--blue .card-tag <text:s text:c="2"/>{ color: #4A9EFF; }</text:p>
      <text:p text:style-name="Normale"><text:s text:c="4"/>.card--orange .card-tag { color: #FF9F40; }</text:p>
      <text:p text:style-name="Normale"/>
      <text:p text:style-name="Normale"><text:s text:c="4"/>.card-title {</text:p>
      <text:p text:style-name="Normale"><text:s text:c="6"/>font-size: 1.15rem;</text:p>
      <text:p text:style-name="Normale"><text:s text:c="6"/>font-weight: 700;</text:p>
      <text:p text:style-name="Normale"><text:s text:c="6"/>color: #0B1F4B;</text:p>
      <text:p text:style-name="Normale"><text:s text:c="6"/>letter-spacing: -0.02em;</text:p>
      <text:p text:style-name="Normale"><text:s text:c="6"/>margin-bottom: 0.5rem;</text:p>
      <text:soft-page-break/>
      <text:p text:style-name="Normale"><text:s text:c="4"/>}</text:p>
      <text:p text:style-name="Normale"/>
      <text:p text:style-name="Normale"><text:s text:c="4"/>.card-desc {</text:p>
      <text:p text:style-name="Normale"><text:s text:c="6"/>font-size: 0.82rem;</text:p>
      <text:p text:style-name="Normale"><text:s text:c="6"/>color: #64748B;</text:p>
      <text:p text:style-name="Normale"><text:s text:c="6"/>line-height: 1.6;</text:p>
      <text:p text:style-name="Normale"><text:s text:c="4"/>}</text:p>
      <text:p text:style-name="Normale"/>
      <text:p text:style-name="Normale"><text:s text:c="4"/>.card-arrow {</text:p>
      <text:p text:style-name="Normale"><text:s text:c="6"/>display: inline-flex;</text:p>
      <text:p text:style-name="Normale"><text:s text:c="6"/>align-items: center;</text:p>
      <text:p text:style-name="Normale"><text:s text:c="6"/>gap: 0.3rem;</text:p>
      <text:p text:style-name="Normale"><text:s text:c="6"/>margin-top: 1rem;</text:p>
      <text:p text:style-name="Normale"><text:s text:c="6"/>font-size: 0.78rem;</text:p>
      <text:p text:style-name="Normale"><text:s text:c="6"/>font-weight: 600;</text:p>
      <text:p text:style-name="Normale"><text:s text:c="4"/>}</text:p>
      <text:p text:style-name="Normale"><text:s text:c="4"/>.card--blue .card-arrow <text:s text:c="2"/>{ color: #4A9EFF; }</text:p>
      <text:p text:style-name="Normale"><text:s text:c="4"/>.card--orange .card-arrow { color: #FF9F40; }</text:p>
      <text:p text:style-name="Normale"/>
      <text:p text:style-name="Normale"><text:s text:c="4"/>.footer-note {</text:p>
      <text:p text:style-name="Normale"><text:s text:c="6"/>margin-top: 2rem;</text:p>
      <text:p text:style-name="Normale"><text:s text:c="6"/>font-size: 0.72rem;</text:p>
      <text:p text:style-name="Normale"><text:s text:c="6"/>color: #94A3B8;</text:p>
      <text:p text:style-name="Normale"><text:s text:c="6"/>text-align: center;</text:p>
      <text:p text:style-name="Normale"><text:s text:c="6"/>animation: fade-up 0.5s 0.34s ease both;</text:p>
      <text:p text:style-name="Normale"><text:s text:c="4"/>}</text:p>
      <text:p text:style-name="Normale"><text:s text:c="2"/>&lt;/style&gt;</text:p>
      <text:p text:style-name="Normale">&lt;/head&gt;</text:p>
      <text:p text:style-name="Normale"/>
      <text:p text:style-name="Normale">&lt;body&gt;</text:p>
      <text:p text:style-name="Normale"><text:s text:c="2"/>&lt;div class="logo"&gt;MathAR&lt;/div&gt;</text:p>
      <text:p text:style-name="Normale"/>
      <text:soft-page-break/>
      <text:p text:style-name="Normale"><text:s text:c="2"/>&lt;h1&gt;Matematica in&lt;br&gt;Realtà Aumentata&lt;/h1&gt;</text:p>
      <text:p text:style-name="Normale"/>
      <text:p text:style-name="Normale"><text:s text:c="2"/>&lt;p class="subtitle"&gt;</text:p>
      <text:p text:style-name="Normale"><text:s text:c="4"/>Un sistema didattico phygital per scoprire la matematica</text:p>
      <text:p text:style-name="Normale"><text:s text:c="4"/>negli oggetti di tutti i giorni.</text:p>
      <text:p text:style-name="Normale"><text:s text:c="2"/>&lt;/p&gt;</text:p>
      <text:p text:style-name="Normale"/>
      <text:p text:style-name="Normale"><text:s text:c="2"/>&lt;div class="cards-grid"&gt;</text:p>
      <text:p text:style-name="Normale"><text:s text:c="4"/>&lt;a href="demo1/index.html" class="card card--blue"&gt;</text:p>
      <text:p text:style-name="Normale"><text:s text:c="6"/>&lt;span class="card-icon"&gt;<text:span text:style-name="T2">🏠</text:span>&lt;/span&gt;</text:p>
      <text:p text:style-name="Normale"><text:s text:c="6"/>&lt;div class="card-tag"&gt;Demo 01 · Ambiente&lt;/div&gt;</text:p>
      <text:p text:style-name="Normale"><text:s text:c="6"/>&lt;div class="card-title"&gt;Stanza + Formule&lt;/div&gt;</text:p>
      <text:p text:style-name="Normale"><text:s text:c="6"/>&lt;div class="card-desc"&gt;</text:p>
      <text:p text:style-name="Normale"><text:s text:c="8"/>Punta la fotocamera verso gli oggetti della stanza.</text:p>
      <text:p text:style-name="Normale"><text:s text:c="8"/>Ogni superficie rivela la formula matematica che la descrive.</text:p>
      <text:p text:style-name="Normale"><text:s text:c="6"/>&lt;/div&gt;</text:p>
      <text:p text:style-name="Normale"><text:s text:c="6"/>&lt;div class="card-arrow"&gt;Esplora →&lt;/div&gt;</text:p>
      <text:p text:style-name="Normale"><text:s text:c="4"/>&lt;/a&gt;</text:p>
      <text:p text:style-name="Normale"/>
      <text:p text:style-name="Normale"><text:s text:c="4"/>&lt;a href="demo2/index.html" class="card card--orange"&gt;</text:p>
      <text:p text:style-name="Normale"><text:s text:c="6"/>&lt;span class="card-icon"&gt;<text:span text:style-name="T3">∪</text:span>&lt;/span&gt;</text:p>
      <text:p text:style-name="Normale"><text:s text:c="6"/>&lt;div class="card-tag"&gt;Demo 02 · Coniche&lt;/div&gt;</text:p>
      <text:p text:style-name="Normale"><text:s text:c="6"/>&lt;div class="card-title"&gt;Parabola 3D&lt;/div&gt;</text:p>
      <text:p text:style-name="Normale"><text:s text:c="6"/>&lt;div class="card-desc"&gt;</text:p>
      <text:p text:style-name="Normale"><text:s text:c="8"/>Esplora come nasce la parabola dall'intersezione del cono</text:p>
      <text:p text:style-name="Normale"><text:s text:c="8"/>con un piano. Trascina per ruotare la scena 3D.</text:p>
      <text:p text:style-name="Normale"><text:s text:c="6"/>&lt;/div&gt;</text:p>
      <text:p text:style-name="Normale"><text:s text:c="6"/>&lt;div class="card-arrow"&gt;Esplora →&lt;/div&gt;</text:p>
      <text:p text:style-name="Normale"><text:s text:c="4"/>&lt;/a&gt;</text:p>
      <text:p text:style-name="Normale"><text:s text:c="2"/>&lt;/div&gt;</text:p>
      <text:p text:style-name="Normale"/>
      <text:p text:style-name="Normale"><text:s text:c="2"/>&lt;p class="footer-note"&gt;</text:p>
      <text:soft-page-break/>
      <text:p text:style-name="Normale"><text:s text:c="4"/>Funziona su Safari iOS e Chrome Android · Richiede accesso fotocamera</text:p>
      <text:p text:style-name="Normale"><text:s text:c="2"/>&lt;/p&gt;</text:p>
      <text:p text:style-name="Normale">&lt;/body&gt;</text:p>
      <text:p text:style-name="Normale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a Di Lorenzo</meta:initial-creator>
    <dc:creator>Elia Di Lorenzo</dc:creator>
    <meta:creation-date>2026-02-20T15:59:00Z</meta:creation-date>
    <dc:date>2026-02-20T15:59:00Z</dc:date>
    <meta:template xlink:href="Normal" xlink:type="simple"/>
    <meta:editing-cycles>1</meta:editing-cycles>
    <meta:editing-duration>PT0S</meta:editing-duration>
    <meta:document-statistic meta:page-count="7" meta:paragraph-count="10" meta:word-count="779" meta:character-count="5211" meta:row-count="37" meta:non-whitespace-character-count="4442"/>
  </office:meta>
</office:document-meta>
</file>